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several tools to get you started including several free ones as well as low-priced commercial applications appropriate for casual or novice designers. <text:s/>We'll walk-through designing a model using Tinkercad and wrap-up the chapter with a list CAD applications for you to explore on your own.</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FIRST LESSON SCREENSHOT&gt;</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DASHBOARD SCREENSHOT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FIGURE 3-1&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SCREENSHOT OF Geometric MENU&gt;</text:p>
      <text:p text:style-name="Standard"/>
      <text:p text:style-name="Standard"><text:soft-page-break/></text:p>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SCREENSHOT OF BOX AND INSPECTOR&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ements to the position of an object.</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
      <text:p text:style-name="Standard">Changing the Size</text:p>
      <text:p text:style-name="Standard"/>
      <text:p text:style-name="Standard"><text:soft-page-break/>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SCREENSHOT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text:soft-page-break/></text:p>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text:soft-page-break/></text:p>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5002461811" text:style-name="L1">
        <text:list-header>
          <text:p text:style-name="P1"/>
        </text:list-header>
      </text:list>
      <text:p text:style-name="Standard">Once both objects are selected, click the Group icon at the top right fo the Workplace. </text:p>
      <text:p text:style-name="Standard"/>
      <text:p text:style-name="Standard">The Box and the Roof should become one object, all the same color as shown in Figure 3-6. Now, any changes you make to the placement or size of your house will affect both objects as one. </text:p>
      <text:p text:style-name="Standard"/>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text:soft-page-break/>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text:soft-page-break/></text:p>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Other CAD Tools</text:p>
      <text:p text:style-name="Standard"/>
      <text:p text:style-name="Standard">&lt;JASON, THIS IS WHERE YOU LEFT OFF&gt;</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s a sampling of free and open-source CAD applications you'll want to try on your own:</text:p>
      <text:p text:style-name="Standard"/>
      <text:p text:style-name="Standard">Blender (http://www.blender.org/)</text:p>
      <text:p text:style-name="Standard">OpenSCAD (http://www.openscad.org/)</text:p>
      <text:p text:style-name="Standard">Antimony (http://www.mattkeeter.com/projects/antimony/3/)</text:p>
      <text:p text:style-name="Standard">FreeCAD (http://freecadweb.org/)</text:p>
      <text:p text:style-name="Standard"/>
      <text:p text:style-name="Standard"/>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3T09:57:31</dc:date>
    <meta:editing-duration>PT1H59M34S</meta:editing-duration>
    <meta:editing-cycles>38</meta:editing-cycles>
    <meta:generator>LibreOffice/3.5$Linux_X86_64 LibreOffice_project/350m1$Build-2</meta:generator>
    <meta:document-statistic meta:table-count="0" meta:image-count="0" meta:object-count="0" meta:page-count="7" meta:paragraph-count="103" meta:word-count="2929" meta:character-count="16786" meta:non-whitespace-character-count="13899"/>
  </office:meta>
</office:document-meta>
</file>